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descripci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scripción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municacion_f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1">
            <text:p>18003</text:p>
          </table:table-cell>
          <table:table-cell office:value-type="string" table:style-name="ce1">
            <text:p>ESP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comunicacion_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I2" table:name="Tabla3" table:display-filter-buttons="true"/>
        <table:database-range table:target-range-address="contrato.A1:contrato.M3" table:name="Tabla4" table:display-filter-buttons="true"/>
        <table:database-range table:target-range-address="persona.A1:persona.S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samos</meta:initial-creator>
    <dc:creator>JOSÉ SAMOS JIMÉNEZ</dc:creator>
    <meta:creation-date>2015-06-05T18:19:34Z</meta:creation-date>
    <dc:date>2025-04-06T09:32:11Z</dc:date>
  </office:meta>
</office:document-meta>
</file>